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b24c" officeooo:paragraph-rsid="001fb24c"/>
    </style:style>
    <style:style style:name="P2" style:family="paragraph" style:parent-style-name="Standard">
      <style:text-properties officeooo:rsid="001fb24c" officeooo:paragraph-rsid="001fb24c"/>
    </style:style>
    <style:style style:name="P3" style:family="paragraph" style:parent-style-name="Standard">
      <style:text-properties officeooo:rsid="001fb24c" officeooo:paragraph-rsid="002330e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9c02" style:font-weight-asian="bold" style:font-weight-complex="bold"/>
    </style:style>
    <style:style style:name="T3" style:family="text">
      <style:text-properties fo:font-weight="bold" officeooo:rsid="002330ec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19c02" style:font-weight-asian="normal" style:font-weight-complex="normal"/>
    </style:style>
    <style:style style:name="T6" style:family="text">
      <style:text-properties fo:font-weight="normal" officeooo:rsid="002330ec" style:font-weight-asian="normal" style:font-weight-complex="normal"/>
    </style:style>
    <style:style style:name="T7" style:family="text">
      <style:text-properties fo:font-size="12pt" fo:font-weight="normal" officeooo:rsid="0010ef4e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2330ec" style:font-size-asian="10.5pt" style:font-weight-asian="normal" style:font-size-complex="12pt" style:font-weight-complex="normal"/>
    </style:style>
    <style:style style:name="T9" style:family="text">
      <style:text-properties fo:font-size="12pt" fo:font-weight="bold" officeooo:rsid="002330ec" style:font-size-asian="10.5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ção ao DOM</text:p>
      <text:p text:style-name="P1"/>
      <text:p text:style-name="P1"><text:tab/>O dom, é um acronimo, para designar a frase Document Object Model. É um conjunto de objetos dentro do navegador que da acesso aos componentes internos do web-site. O Dom, não funciona dentro do nodeJS.</text:p>
      <text:p text:style-name="P1"><text:tab/>Devemos entender a árvore dom, começando pela raiz, que é chamada de window. Dentro da janela window, nos temos outros três objetos, O <text:span text:style-name="T1">location</text:span>, que diz qual é a localização de nosso site, qual é a url, a página atual, qual a página anterior, o <text:span text:style-name="T1">Document</text:span>, que é o documento atual e o <text:span text:style-name="T1">History, </text:span><text:span text:style-name="T4">que guarda de onde vinhemos, para onde iremos</text:span></text:p>
      <text:p text:style-name="P1"><text:span text:style-name="T4"><text:tab/></text:span><text:span text:style-name="T2">Para Acessarmos o dom, temos cinco maneiras diferentes:</text:span></text:p>
      <text:p text:style-name="P1"><text:span text:style-name="T5"><text:tab/></text:span><text:span text:style-name="T2">Por marca</text:span><text:span text:style-name="T5">: getElementsBytagName(), é possível selecionar vários objetos, até mesmo se forem do mesmo tipo, por exemplo “P”. Para identificarmos qual objeto estamos usando, nos inserimos [] e a posição do elemento, lembrando que sempre nós começamos por 0.</text:span></text:p>
      <text:p text:style-name="P1"><text:span text:style-name="T5"><text:tab/></text:span><text:span text:style-name="T3">Por ID: </text:span><text:span text:style-name="T6">getElementByid()</text:span></text:p>
      <text:p text:style-name="P1"><text:span text:style-name="T6"><text:tab/></text:span><text:span text:style-name="T3">Por nome: </text:span><text:span text:style-name="T6">getElementsByName()</text:span></text:p>
      <text:p text:style-name="P1"><text:span text:style-name="T6"><text:tab/></text:span><text:span text:style-name="T3">Por classe: </text:span><text:span text:style-name="T6">getElementsByClassName()</text:span></text:p>
      <text:p text:style-name="P3"><text:span text:style-name="T5"><text:tab/></text:span><text:span text:style-name="T7">Podemos usar o comando window.document.write(p1.innerText), para que seja escrito o conteúdo da variavel definida. </text:span><text:span text:style-name="T8">Ou o comando </text:span><text:span text:style-name="T7">window.document.write(p1.inner</text:span><text:span text:style-name="T8">HTML</text:span><text:span text:style-name="T7">), </text:span><text:span text:style-name="T8">para que as configurações como strong sejam carregadas.</text:span></text:p>
      <text:p text:style-name="P3"><text:span text:style-name="T8"><text:tab/></text:span><text:span text:style-name="T9">Por seletor: </text:span><text:span text:style-name="T8">querySelector()</text:span></text:p>
      <text:p text:style-name="P3"><text:span text:style-name="T8"><text:tab/>querySelectorAll(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1T18:43:56.798000000</meta:creation-date>
    <dc:date>2022-11-22T22:59:45.174000000</dc:date>
    <meta:editing-duration>PT4H13M9S</meta:editing-duration>
    <meta:editing-cycles>3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1" meta:word-count="186" meta:character-count="1230" meta:non-whitespace-character-count="1045"/>
  </office:meta>
</office:document-meta>
</file>